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/>
  <office:body>
    <office:text>
      <text:h text:outline-level="2" text:style-name="Heading-2">Focus Writer Teist</text:h>
      <text:h text:outline-level="2" text:style-name="Heading-2"/>
      <text:h text:outline-level="3" text:style-name="Heading-3">Trumpa Maide 4 ar lean.</text:h>
      <text:h text:outline-level="3" text:style-name="Heading-3"/>
      <text:p text:style-name="Normal">Lá seo cholúr an scéala, ar scor ar bith, bhí gléas agam</text:p>
      <text:p text:style-name="Normal">súil ghéar a dhíriú ar obair Choimheádaí 1 agus a lucht</text:p>
      <text:p text:style-name="Normal">faisnéise á bhaint de chos an éin aige. Bhain sé an buidéal</text:p>
      <text:p text:style-name="Normal">beag di mar chos gur tharraing amach an mionscrolla as. De</text:p>
      <text:p text:style-name="Normal">réir mar a bhí sé á léamh, bhí an scrolla ag dul i bhfad. Fá</text:p>
      <text:p text:style-name="Normal">dheireadh a chuid tarraingthe, toisíodh croitheadh beag ag</text:p>
      <text:p text:style-name="Normal">teacht ina cheann. </text:p>
      <text:p text:style-name="Normal"/>
      <text:p text:style-name="Normal">Is neamhghnách go leor é an ceann a tá á iompar thart aige: </text:p>
      <text:p text:style-name="Normal">dá mba theach é, déarfá gur gá staighre crochta a bheith ann;</text:p>
      <text:p text:style-name="Normal">agus aghaidh an chinn sin, déarfá gur de rubar ghlan a rinneadh </text:p>
      <text:p text:style-name="Normal">í, rubar nach raibh riamh mar chuid de chrann de bhunadh na </text:p>
      <text:p text:style-name="Normal">tíre seo. Na beola ba mhó a chuireann in iúl gur nádúr an </text:p>
      <text:p text:style-name="Normal">rubair a tá iontu, agus níor bheag mar bhéile iad, an té a </text:p>
      <text:p text:style-name="Normal">mbeadh fonn air an fheidhm chothaithe sin a bhaint astu. </text:p>
      <text:p text:style-name="Normal">Rinneadh an clár éadain aige sa dóigh gur chun tosaigh giota </text:p>
      <text:p text:style-name="Normal">a tá sé ar an chuid eile den aghaidh, rud a fhágann fá scáil a </text:p>
      <text:p text:style-name="Normal">páirteanna eile go minic. <text:s text:c="1"/>An ghruaig a fágadh air, is cosúil </text:p>
      <text:p text:style-name="Normal">le clúmh éin í, ach na goirt bheaga di dá maireann is breá an </text:p>
      <text:p text:style-name="Normal">pictiúr a ghní siad i gcuideachta a chéile an dóigh a bhfuil </text:p>
      <text:p text:style-name="Normal">siad leagtha amach ar fhearann chnapánach na cloigne. </text:p>
      <text:p text:style-name="Normal"/>
      <text:p text:style-name="Normal">Fear dóighiúil ar a dhóigh chasta féin atá ann; fear cineálta,</text:p>
      <text:p text:style-name="Normal">shílfeá, fosta, ó chuid de na cumaí a ligeann sé ar a dhreach, <text:s text:c="2"/>cé </text:p>
      <text:p text:style-name="Normal">gur mór an dul amódh a bheadh ort. Bhí bean aige, bean bhreá</text:p>
      <text:p text:style-name="Normal">rua, agus í deismir go leor ina cló is a déanamh; ach theith sí. </text:p>
      <text:p text:style-name="Normal">D’imigh sí go gairid i ndiaidh imeacht na gruaige, an méid </text:p>
      <text:p text:style-name="Normal">nach bhfuil aige a thuilleadh, de réir m’athara. Ba fhear m’athair </text:p>
      <text:p text:style-name="Normal">nár leasc leis an áibhéil a dhéanamh ó am go céile. <text:s text:c="3"/></text:p>
      <text:p text:style-name="Normal"/>
      <text:p text:style-name="Normal">Is locht liom na méara atá ar Choimheádaí 1. Is róghairid agus </text:p>
      <text:p text:style-name="Normal">róchearnógach iad mar na méara atá ar Phlátón, ball a luaigh mé </text:p>
      <text:p text:style-name="Normal">cheana mar dhuine de Chuallacht Bhricreann. Bíodh an chosúlacht </text:p>
      <text:p text:style-name="Normal">sin mar atá, ní raibh sé riamh d’ealaíon nó de chroí ag Plátón, iad a </text:p>
      <text:p text:style-name="Normal">oibriú san aer mar a bheadh pictiúr á dhéanamh ann aige, agus </text:p>
      <text:p text:style-name="Normal">beannacht á tabhairt san am chéanna, mar a ghníodh Coimheádaí 1 </text:p>
      <text:p text:style-name="Normal">go minic. Cluinim go bhfacthas an bhean a d’imigh, de chois tineadh </text:p>
      <text:p text:style-name="Normal">i gcampa de chuid an namhad oíche dár dhorchaigh an choillidh.</text:p>
      <text:p text:style-name="Normal"/>
      <text:p text:style-name="Normal">Ba ghlinn mo radharc ar Coimheádaí 1 nuair a d’ardaigh sé <text:s text:c="1"/>cuid de <text:s text:c="1"/></text:p>
      <text:p text:style-name="Normal">na méara cearnógacha thuasluaite, gur sháith isteach faoin tseilf láidir </text:p>
      <text:p text:style-name="Normal">fiacal s’aige iad, gur lig fead toirtiúil toll. <text:s text:c="1"/>Ba leor mar fhead aonair í </text:p>
      <text:p text:style-name="Normal">ó bhéal an phríomhchoimheádaí. </text:p>
      <text:p text:style-name="Normal"/>
      <text:p text:style-name="Normal">D'imigh Coimheádaí 3 ina rith ina threo. <text:s text:c="1"/>Níor easnamh liom i mo </text:p>
      <text:p text:style-name="Normal">dhóigh mar imeacht é, agus cé gur thaistil mo shúil sa tóir ar a thóin </text:p>
      <text:p text:style-name="Normal">mhór mná agus í ag baint creathadh beag aisti féin os cionn an chosáin </text:p>
      <text:p text:style-name="Normal">lúbaigh de aolchloch, agus á luascadh féin anonn is anall, as baol toim </text:p>
      <text:p text:style-name="Normal">aitinn thall is abhus, níorbh fhada liom a turas uaim soir i dtreo an túir </text:p>
      <text:p text:style-name="Normal">agus an té a chuir fios air le fead ramhar toll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 <text:s text:c="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2">
  <office:styles>
    <style:style style:name="Normal" style:display-name="Normal" style:family="paragraph">
      <style:text-properties fo:font-size="12pt" fo:font-weight="normal"/>
    </style:style>
    <style:style style:name="Heading-1" style:display-name="Heading 1" style:family="paragraph" style:parent-style-name="Normal" style:next-style-name="Normal" style:default-outline-level="1">
      <style:text-properties fo:font-size="18pt" fo:font-weight="bold"/>
    </style:style>
    <style:style style:name="Heading-2" style:display-name="Heading 2" style:family="paragraph" style:parent-style-name="Normal" style:next-style-name="Normal" style:default-outline-level="2">
      <style:text-properties fo:font-size="16pt" fo:font-weight="bold"/>
    </style:style>
    <style:style style:name="Heading-3" style:display-name="Heading 3" style:family="paragraph" style:parent-style-name="Normal" style:next-style-name="Normal" style:default-outline-level="3">
      <style:text-properties fo:font-size="14pt" fo:font-weight="bold"/>
    </style:style>
    <style:style style:name="Heading-4" style:display-name="Heading 4" style:family="paragraph" style:parent-style-name="Normal" style:next-style-name="Normal" style:default-outline-level="4">
      <style:text-properties fo:font-size="12pt" fo:font-weight="bold"/>
    </style:style>
    <style:style style:name="Heading-5" style:display-name="Heading 5" style:family="paragraph" style:parent-style-name="Normal" style:next-style-name="Normal" style:default-outline-level="5">
      <style:text-properties fo:font-size="10pt" fo:font-weight="bold"/>
    </style:style>
    <style:style style:name="Heading-6" style:display-name="Heading 6" style:family="paragraph" style:parent-style-name="Normal" style:next-style-name="Normal" style:default-outline-level="6">
      <style:text-properties fo:font-size="8pt" fo:font-weight="bold"/>
    </style:style>
  </office:styles>
</office:document-styles>
</file>